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-0.2958in" style:page-number="1">
        <style:tab-stops/>
      </style:paragraph-properties>
      <style:text-properties fo:font-weight="bold" style:font-weight-asian="bold" style:font-weight-complex="bold" fo:font-size="16pt" style:font-size-asian="16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olumn20" style:family="table-column">
      <style:table-column-properties style:column-width="0.3263in" style:use-optimal-column-width="false"/>
    </style:style>
    <style:style style:name="TableColumn21" style:family="table-column">
      <style:table-column-properties style:column-width="0.327in" style:use-optimal-column-width="false"/>
    </style:style>
    <style:style style:name="TableColumn22" style:family="table-column">
      <style:table-column-properties style:column-width="0.6652in" style:use-optimal-column-width="false"/>
    </style:style>
    <style:style style:name="TableColumn23" style:family="table-column">
      <style:table-column-properties style:column-width="0.1819in" style:use-optimal-column-width="false"/>
    </style:style>
    <style:style style:name="TableColumn24" style:family="table-column">
      <style:table-column-properties style:column-width="0.727in" style:use-optimal-column-width="false"/>
    </style:style>
    <style:style style:name="TableColumn25" style:family="table-column">
      <style:table-column-properties style:column-width="3.334in" style:use-optimal-column-width="false"/>
    </style:style>
    <style:style style:name="TableColumn26" style:family="table-column">
      <style:table-column-properties style:column-width="0.6888in" style:use-optimal-column-width="false"/>
    </style:style>
    <style:style style:name="TableColumn27" style:family="table-column">
      <style:table-column-properties style:column-width="0.6194in" style:use-optimal-column-width="false"/>
    </style:style>
    <style:style style:name="Table19" style:family="table">
      <style:table-properties style:width="6.8701in" fo:margin-left="-0.2472in" table:align="left"/>
    </style:style>
    <style:style style:name="TableRow28" style:family="table-row">
      <style:table-row-properties style:min-row-height="0.2979in" style:use-optimal-row-height="false"/>
    </style:style>
    <style:style style:name="TableCell29" style:family="table-cell">
      <style:table-cell-properties fo:border-top="none" fo:border-left="none" fo:border-bottom="0.0104in solid #999999" fo:border-right="0.0104in solid #999999" style:writing-mode="lr-tb" fo:padding-top="0in" fo:padding-left="0.0486in" fo:padding-bottom="0in" fo:padding-right="0.0486in"/>
    </style:style>
    <style:style style:name="P30" style:parent-style-name="Standard" style:family="paragraph">
      <style:paragraph-properties fo:widows="0" fo:orphans="0"/>
    </style:style>
    <style:style style:name="TableCell31" style:family="table-cell">
      <style:table-cell-properties fo:border-top="none" fo:border-left="0.0104in solid #999999" fo:border-bottom="0.0104in solid #999999" fo:border-right="none" style:writing-mode="lr-tb" fo:padding-top="0in" fo:padding-left="0.0486in" fo:padding-bottom="0in" fo:padding-right="0.0486in"/>
    </style:style>
    <style:style style:name="P32" style:parent-style-name="Standard" style:family="paragraph">
      <style:paragraph-properties fo:widows="0" fo:orphans="0"/>
    </style:style>
    <style:style style:name="TableRow33" style:family="table-row">
      <style:table-row-properties style:min-row-height="0.2979in" style:use-optimal-row-height="false"/>
    </style:style>
    <style:style style:name="TableCell34" style:family="table-cell">
      <style:table-cell-properties fo:border-top="0.0104in solid #999999" fo:border-left="none" fo:border-bottom="0.0104in solid #999999" fo:border-right="0.0104in solid #999999" style:writing-mode="lr-tb" fo:padding-top="0in" fo:padding-left="0.0486in" fo:padding-bottom="0in" fo:padding-right="0.0486in"/>
    </style:style>
    <style:style style:name="P35" style:parent-style-name="Standard" style:family="paragraph">
      <style:paragraph-properties fo:widows="0" fo:orphans="0"/>
    </style:style>
    <style:style style:name="TableCell36" style:family="table-cell">
      <style:table-cell-properties fo:border-top="0.0104in solid #999999" fo:border-left="0.0104in solid #999999" fo:border-bottom="0.0104in solid #999999" fo:border-right="none" style:writing-mode="lr-tb" fo:padding-top="0in" fo:padding-left="0.0486in" fo:padding-bottom="0in" fo:padding-right="0.0486in"/>
    </style:style>
    <style:style style:name="P37" style:parent-style-name="Standard" style:family="paragraph">
      <style:paragraph-properties fo:widows="0" fo:orphans="0"/>
    </style:style>
    <style:style style:name="TableRow38" style:family="table-row">
      <style:table-row-properties style:min-row-height="0.2979in" style:use-optimal-row-height="false"/>
    </style:style>
    <style:style style:name="TableCell39" style:family="table-cell">
      <style:table-cell-properties fo:border-top="0.0104in solid #999999" fo:border-left="none" fo:border-bottom="0.0104in solid #999999" fo:border-right="0.0104in solid #999999" style:writing-mode="lr-tb" fo:padding-top="0in" fo:padding-left="0.0486in" fo:padding-bottom="0in" fo:padding-right="0.0486in"/>
    </style:style>
    <style:style style:name="P40" style:parent-style-name="Standard" style:family="paragraph">
      <style:paragraph-properties fo:widows="0" fo:orphans="0"/>
    </style:style>
    <style:style style:name="TableCell41" style:family="table-cell">
      <style:table-cell-properties fo:border-top="0.0104in solid #999999" fo:border-left="0.0104in solid #999999" fo:border-bottom="0.0104in solid #999999" fo:border-right="none" style:writing-mode="lr-tb" fo:padding-top="0in" fo:padding-left="0.0486in" fo:padding-bottom="0in" fo:padding-right="0.0486in"/>
    </style:style>
    <style:style style:name="P42" style:parent-style-name="Standard" style:family="paragraph">
      <style:paragraph-properties fo:widows="0" fo:orphans="0"/>
    </style:style>
    <style:style style:name="TableRow43" style:family="table-row">
      <style:table-row-properties style:min-row-height="0.2875in" style:use-optimal-row-height="false"/>
    </style:style>
    <style:style style:name="TableCell44" style:family="table-cell">
      <style:table-cell-properties fo:border-top="0.0104in solid #999999" fo:border-left="none" fo:border-bottom="0.0104in solid #999999" fo:border-right="0.0104in solid #999999" style:writing-mode="lr-tb" fo:padding-top="0in" fo:padding-left="0.0486in" fo:padding-bottom="0in" fo:padding-right="0.0486in"/>
    </style:style>
    <style:style style:name="P45" style:parent-style-name="Standard" style:family="paragraph">
      <style:paragraph-properties fo:widows="0" fo:orphans="0"/>
    </style:style>
    <style:style style:name="TableCell46" style:family="table-cell">
      <style:table-cell-properties fo:border-top="0.0104in solid #999999" fo:border-left="0.0104in solid #999999" fo:border-bottom="0.0104in solid #999999" fo:border-right="none" style:writing-mode="lr-tb" fo:padding-top="0in" fo:padding-left="0.0486in" fo:padding-bottom="0in" fo:padding-right="0.0486in"/>
    </style:style>
    <style:style style:name="P47" style:parent-style-name="Standard" style:family="paragraph">
      <style:paragraph-properties fo:widows="0" fo:orphans="0"/>
    </style:style>
    <style:style style:name="TableRow48" style:family="table-row">
      <style:table-row-properties style:min-row-height="0.2979in" style:use-optimal-row-height="false"/>
    </style:style>
    <style:style style:name="TableCell49" style:family="table-cell">
      <style:table-cell-properties fo:border-top="0.0104in solid #999999" fo:border-left="none" fo:border-bottom="0.0104in solid #999999" fo:border-right="0.0104in solid #999999" style:writing-mode="lr-tb" fo:padding-top="0in" fo:padding-left="0.0486in" fo:padding-bottom="0in" fo:padding-right="0.0486in"/>
    </style:style>
    <style:style style:name="P50" style:parent-style-name="Standard" style:family="paragraph">
      <style:paragraph-properties fo:widows="0" fo:orphans="0"/>
    </style:style>
    <style:style style:name="TableCell51" style:family="table-cell">
      <style:table-cell-properties fo:border-top="0.0104in solid #999999" fo:border-left="0.0104in solid #999999" fo:border-bottom="0.0104in solid #999999" fo:border-right="none" style:writing-mode="lr-tb" fo:padding-top="0in" fo:padding-left="0.0486in" fo:padding-bottom="0in" fo:padding-right="0.0486in"/>
    </style:style>
    <style:style style:name="P52" style:parent-style-name="Standard" style:family="paragraph">
      <style:paragraph-properties fo:widows="0" fo:orphans="0"/>
    </style:style>
    <style:style style:name="TableRow53" style:family="table-row">
      <style:table-row-properties style:min-row-height="0.2979in" style:use-optimal-row-height="false"/>
    </style:style>
    <style:style style:name="TableCell54" style:family="table-cell">
      <style:table-cell-properties fo:border-top="0.0104in solid #999999" fo:border-left="none" fo:border-bottom="none" fo:border-right="0.0104in solid #999999" style:writing-mode="lr-tb" fo:padding-top="0in" fo:padding-left="0.0486in" fo:padding-bottom="0in" fo:padding-right="0.0486in"/>
    </style:style>
    <style:style style:name="P55" style:parent-style-name="Standard" style:family="paragraph">
      <style:paragraph-properties fo:widows="0" fo:orphans="0"/>
    </style:style>
    <style:style style:name="TableCell56" style:family="table-cell">
      <style:table-cell-properties fo:border-top="0.0104in solid #999999" fo:border-left="0.0104in solid #999999" fo:border-bottom="none" fo:border-right="none" style:writing-mode="lr-tb" fo:padding-top="0in" fo:padding-left="0.0486in" fo:padding-bottom="0in" fo:padding-right="0.0486in"/>
    </style:style>
    <style:style style:name="P57" style:parent-style-name="Standard" style:family="paragraph">
      <style:paragraph-properties fo:widows="0" fo:orphans="0"/>
    </style:style>
    <style:style style:name="TableRow58" style:family="table-row">
      <style:table-row-properties style:min-row-height="0.2979in" style:use-optimal-row-height="false"/>
    </style:style>
    <style:style style:name="TableCell59" style:family="table-cell">
      <style:table-cell-properties fo:border="none" style:writing-mode="lr-tb" fo:padding-top="0in" fo:padding-left="0.0486in" fo:padding-bottom="0in" fo:padding-right="0.0486in"/>
    </style:style>
    <style:style style:name="P60" style:parent-style-name="Standard" style:family="paragraph">
      <style:paragraph-properties fo:widows="0" fo:orphans="0"/>
    </style:style>
    <style:style style:name="TableCell61" style:family="table-cell">
      <style:table-cell-properties fo:border="none" style:writing-mode="lr-tb" fo:padding-top="0in" fo:padding-left="0.0486in" fo:padding-bottom="0in" fo:padding-right="0.0486in"/>
    </style:style>
    <style:style style:name="P62" style:parent-style-name="Standard" style:family="paragraph">
      <style:paragraph-properties fo:widows="0" fo:orphans="0"/>
    </style:style>
    <style:style style:name="TableCell63" style:family="table-cell">
      <style:table-cell-properties fo:border="none" style:writing-mode="lr-tb" fo:padding-top="0in" fo:padding-left="0.0486in" fo:padding-bottom="0in" fo:padding-right="0.0486in"/>
    </style:style>
    <style:style style:name="P64" style:parent-style-name="Standard" style:family="paragraph">
      <style:paragraph-properties fo:widows="0" fo:orphans="0"/>
    </style:style>
    <style:style style:name="TableRow65" style:family="table-row">
      <style:table-row-properties style:min-row-height="0.2673in" style:use-optimal-row-height="false"/>
    </style:style>
    <style:style style:name="TableCell66" style:family="table-cell">
      <style:table-cell-properties fo:border-top="none" fo:border-left="0.0104in solid #000000" fo:border-bottom="0.0104in solid #000000" fo:border-right="0.0104in solid #000000" fo:background-color="#808080" style:writing-mode="lr-tb" fo:padding-top="0in" fo:padding-left="0.0486in" fo:padding-bottom="0in" fo:padding-right="0.0486in"/>
    </style:style>
    <style:style style:name="P67" style:parent-style-name="Standard" style:family="paragraph">
      <style:paragraph-properties fo:widows="0" fo:orphans="0"/>
      <style:text-properties fo:font-weight="bold" style:font-weight-asian="bold" style:font-weight-complex="bold" fo:color="#FFFFFF" fo:font-size="9pt" style:font-size-asian="9pt" style:font-size-complex="9pt"/>
    </style:style>
    <style:style style:name="TableCell68" style:family="table-cell">
      <style:table-cell-properties fo:border-top="none" fo:border-left="0.0104in solid #000000" fo:border-bottom="0.0104in solid #000000" fo:border-right="0.0104in solid #000000" fo:background-color="#808080" style:writing-mode="lr-tb" fo:padding-top="0in" fo:padding-left="0.0486in" fo:padding-bottom="0in" fo:padding-right="0.0486in"/>
    </style:style>
    <style:style style:name="P69" style:parent-style-name="Standard" style:family="paragraph">
      <style:paragraph-properties fo:widows="0" fo:orphans="0"/>
      <style:text-properties fo:font-weight="bold" style:font-weight-asian="bold" style:font-weight-complex="bold" fo:color="#FFFFFF" fo:font-size="9pt" style:font-size-asian="9pt" style:font-size-complex="9pt"/>
    </style:style>
    <style:style style:name="TableCell70" style:family="table-cell">
      <style:table-cell-properties fo:border-top="none" fo:border-left="0.0104in solid #000000" fo:border-bottom="0.0104in solid #000000" fo:border-right="0.0104in solid #000000" fo:background-color="#808080" style:writing-mode="lr-tb" fo:padding-top="0in" fo:padding-left="0.0486in" fo:padding-bottom="0in" fo:padding-right="0.0486in"/>
    </style:style>
    <style:style style:name="P71" style:parent-style-name="Standard" style:family="paragraph">
      <style:paragraph-properties fo:widows="0" fo:orphans="0"/>
      <style:text-properties fo:font-weight="bold" style:font-weight-asian="bold" style:font-weight-complex="bold" fo:color="#FFFFFF" fo:font-size="9pt" style:font-size-asian="9pt" style:font-size-complex="9pt"/>
    </style:style>
    <style:style style:name="TableCell72" style:family="table-cell">
      <style:table-cell-properties fo:border-top="none" fo:border-left="0.0104in solid #000000" fo:border-bottom="0.0104in solid #000000" fo:border-right="0.0104in solid #000000" fo:background-color="#808080" style:writing-mode="lr-tb" fo:padding-top="0in" fo:padding-left="0.0486in" fo:padding-bottom="0in" fo:padding-right="0.0486in"/>
    </style:style>
    <style:style style:name="P73" style:parent-style-name="Standard" style:family="paragraph">
      <style:paragraph-properties fo:widows="0" fo:orphans="0"/>
      <style:text-properties fo:font-weight="bold" style:font-weight-asian="bold" style:font-weight-complex="bold" fo:color="#FFFFFF" fo:font-size="9pt" style:font-size-asian="9pt" style:font-size-complex="9pt"/>
    </style:style>
    <style:style style:name="TableCell74" style:family="table-cell">
      <style:table-cell-properties fo:border-top="none" fo:border-left="0.0104in solid #000000" fo:border-bottom="0.0104in solid #000000" fo:border-right="0.0104in solid #000000" fo:background-color="#808080" style:writing-mode="lr-tb" fo:padding-top="0in" fo:padding-left="0.0486in" fo:padding-bottom="0in" fo:padding-right="0.0486in"/>
    </style:style>
    <style:style style:name="P75" style:parent-style-name="Standard" style:family="paragraph">
      <style:paragraph-properties fo:widows="0" fo:orphans="0"/>
      <style:text-properties fo:font-weight="bold" style:font-weight-asian="bold" style:font-weight-complex="bold" fo:color="#FFFFFF" fo:font-size="9pt" style:font-size-asian="9pt" style:font-size-complex="9pt"/>
    </style:style>
    <style:style style:name="TableCell76" style:family="table-cell">
      <style:table-cell-properties fo:border-top="none" fo:border-left="0.0104in solid #000000" fo:border-bottom="0.0104in solid #000000" fo:border-right="0.0104in solid #000000" fo:background-color="#808080" style:writing-mode="lr-tb" fo:padding-top="0in" fo:padding-left="0.0486in" fo:padding-bottom="0in" fo:padding-right="0.0486in"/>
    </style:style>
    <style:style style:name="P77" style:parent-style-name="Standard" style:family="paragraph">
      <style:paragraph-properties fo:widows="0" fo:orphans="0"/>
      <style:text-properties fo:font-weight="bold" style:font-weight-asian="bold" style:font-weight-complex="bold" fo:color="#FFFFFF" fo:font-size="9pt" style:font-size-asian="9pt" style:font-size-complex="9pt"/>
    </style:style>
    <style:style style:name="TableCell78" style:family="table-cell">
      <style:table-cell-properties fo:border-top="none" fo:border-left="0.0104in solid #000000" fo:border-bottom="0.0104in solid #000000" fo:border-right="0.0104in solid #000000" fo:background-color="#808080" style:writing-mode="lr-tb" fo:padding-top="0in" fo:padding-left="0.0486in" fo:padding-bottom="0in" fo:padding-right="0.0486in"/>
    </style:style>
    <style:style style:name="P79" style:parent-style-name="Standard" style:family="paragraph">
      <style:paragraph-properties fo:widows="0" fo:orphans="0"/>
      <style:text-properties fo:font-weight="bold" style:font-weight-asian="bold" style:font-weight-complex="bold" fo:color="#FFFFFF" fo:font-size="9pt" style:font-size-asian="9pt" style:font-size-complex="9pt"/>
    </style:style>
    <style:style style:name="TableRow80" style:family="table-row">
      <style:table-row-properties style:min-row-height="0.277in" style:use-optimal-row-height="false"/>
    </style:style>
    <style:style style:name="TableCell81" style:family="table-cell">
      <style:table-cell-properties fo:border-top="0.0104in solid #000000" fo:border-left="0.0069in solid #000000" fo:border-bottom="0.0104in solid #C0C0C0" fo:border-right="0.0104in solid #000000" style:writing-mode="lr-tb" fo:padding-top="0in" fo:padding-left="0.0486in" fo:padding-bottom="0in" fo:padding-right="0.0486in"/>
    </style:style>
    <style:style style:name="P82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83" style:family="table-cell">
      <style:table-cell-properties fo:border-top="0.0104in solid #00000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84" style:parent-style-name="Standard" style:family="paragraph">
      <style:paragraph-properties fo:widows="0" fo:orphans="0"/>
      <style:text-properties fo:text-transform="uppercase" fo:font-size="10pt" style:font-size-asian="10pt" style:font-size-complex="10pt"/>
    </style:style>
    <style:style style:name="TableCell85" style:family="table-cell">
      <style:table-cell-properties fo:border-top="0.0104in solid #00000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86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87" style:family="table-cell">
      <style:table-cell-properties fo:border-top="0.0104in solid #00000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88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89" style:family="table-cell">
      <style:table-cell-properties fo:border-top="0.0104in solid #00000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90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91" style:family="table-cell">
      <style:table-cell-properties fo:border-top="0.0104in solid #000000" fo:border-left="0.0104in solid #000000" fo:border-bottom="0.0104in solid #C0C0C0" fo:border-right="0.0069in solid #000000" style:writing-mode="lr-tb" fo:padding-top="0in" fo:padding-left="0.0486in" fo:padding-bottom="0in" fo:padding-right="0.0486in"/>
    </style:style>
    <style:style style:name="P92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93" style:family="table-cell">
      <style:table-cell-properties fo:border-top="0.0104in solid #000000" fo:border-left="0.0104in solid #000000" fo:border-bottom="0.0104in solid #C0C0C0" fo:border-right="0.0069in solid #000000" style:writing-mode="lr-tb" fo:padding-top="0in" fo:padding-left="0.0486in" fo:padding-bottom="0in" fo:padding-right="0.0486in"/>
    </style:style>
    <style:style style:name="P94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Row95" style:family="table-row">
      <style:table-row-properties style:min-row-height="0.2875in" style:use-optimal-row-height="false"/>
    </style:style>
    <style:style style:name="TableCell96" style:family="table-cell">
      <style:table-cell-properties fo:border-top="0.0104in solid #C0C0C0" fo:border-left="0.0069in solid #000000" fo:border-bottom="0.0104in solid #C0C0C0" fo:border-right="0.0104in solid #000000" style:writing-mode="lr-tb" fo:padding-top="0in" fo:padding-left="0.0486in" fo:padding-bottom="0in" fo:padding-right="0.0486in"/>
    </style:style>
    <style:style style:name="P97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98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99" style:parent-style-name="Standard" style:family="paragraph">
      <style:paragraph-properties fo:widows="0" fo:orphans="0"/>
      <style:text-properties fo:text-transform="uppercase" fo:font-size="10pt" style:font-size-asian="10pt" style:font-size-complex="10pt"/>
    </style:style>
    <style:style style:name="TableCell100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01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02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03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04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05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06" style:family="table-cell">
      <style:table-cell-properties fo:border-top="0.0104in solid #C0C0C0" fo:border-left="0.0104in solid #000000" fo:border-bottom="0.0104in solid #C0C0C0" fo:border-right="0.0069in solid #000000" style:writing-mode="lr-tb" fo:padding-top="0in" fo:padding-left="0.0486in" fo:padding-bottom="0in" fo:padding-right="0.0486in"/>
    </style:style>
    <style:style style:name="P107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08" style:family="table-cell">
      <style:table-cell-properties fo:border-top="0.0104in solid #C0C0C0" fo:border-left="0.0104in solid #000000" fo:border-bottom="0.0104in solid #C0C0C0" fo:border-right="0.0069in solid #000000" style:writing-mode="lr-tb" fo:padding-top="0in" fo:padding-left="0.0486in" fo:padding-bottom="0in" fo:padding-right="0.0486in"/>
    </style:style>
    <style:style style:name="P109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Row110" style:family="table-row">
      <style:table-row-properties style:min-row-height="0.277in" style:use-optimal-row-height="false"/>
    </style:style>
    <style:style style:name="TableCell111" style:family="table-cell">
      <style:table-cell-properties fo:border-top="0.0104in solid #C0C0C0" fo:border-left="0.0069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12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13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14" style:parent-style-name="Standard" style:family="paragraph">
      <style:paragraph-properties fo:widows="0" fo:orphans="0"/>
      <style:text-properties fo:text-transform="uppercase" fo:font-size="10pt" style:font-size-asian="10pt" style:font-size-complex="10pt"/>
    </style:style>
    <style:style style:name="TableCell115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16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17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18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19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20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21" style:family="table-cell">
      <style:table-cell-properties fo:border-top="0.0104in solid #C0C0C0" fo:border-left="0.0104in solid #000000" fo:border-bottom="0.0104in solid #C0C0C0" fo:border-right="0.0069in solid #000000" style:writing-mode="lr-tb" fo:padding-top="0in" fo:padding-left="0.0486in" fo:padding-bottom="0in" fo:padding-right="0.0486in"/>
    </style:style>
    <style:style style:name="P122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23" style:family="table-cell">
      <style:table-cell-properties fo:border-top="0.0104in solid #C0C0C0" fo:border-left="0.0104in solid #000000" fo:border-bottom="0.0104in solid #C0C0C0" fo:border-right="0.0069in solid #000000" style:writing-mode="lr-tb" fo:padding-top="0in" fo:padding-left="0.0486in" fo:padding-bottom="0in" fo:padding-right="0.0486in"/>
    </style:style>
    <style:style style:name="P124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Row125" style:family="table-row">
      <style:table-row-properties style:min-row-height="0.277in" style:use-optimal-row-height="false"/>
    </style:style>
    <style:style style:name="TableCell126" style:family="table-cell">
      <style:table-cell-properties fo:border-top="0.0104in solid #C0C0C0" fo:border-left="0.0069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27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28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29" style:parent-style-name="Standard" style:family="paragraph">
      <style:paragraph-properties fo:widows="0" fo:orphans="0"/>
      <style:text-properties fo:text-transform="uppercase" fo:font-size="10pt" style:font-size-asian="10pt" style:font-size-complex="10pt"/>
    </style:style>
    <style:style style:name="TableCell130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31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32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33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34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35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36" style:family="table-cell">
      <style:table-cell-properties fo:border-top="0.0104in solid #C0C0C0" fo:border-left="0.0104in solid #000000" fo:border-bottom="0.0104in solid #C0C0C0" fo:border-right="0.0069in solid #000000" style:writing-mode="lr-tb" fo:padding-top="0in" fo:padding-left="0.0486in" fo:padding-bottom="0in" fo:padding-right="0.0486in"/>
    </style:style>
    <style:style style:name="P137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38" style:family="table-cell">
      <style:table-cell-properties fo:border-top="0.0104in solid #C0C0C0" fo:border-left="0.0104in solid #000000" fo:border-bottom="0.0104in solid #C0C0C0" fo:border-right="0.0069in solid #000000" style:writing-mode="lr-tb" fo:padding-top="0in" fo:padding-left="0.0486in" fo:padding-bottom="0in" fo:padding-right="0.0486in"/>
    </style:style>
    <style:style style:name="P139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Row140" style:family="table-row">
      <style:table-row-properties style:min-row-height="0.2875in" style:use-optimal-row-height="false"/>
    </style:style>
    <style:style style:name="TableCell141" style:family="table-cell">
      <style:table-cell-properties fo:border-top="0.0104in solid #C0C0C0" fo:border-left="0.0069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42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43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44" style:parent-style-name="Standard" style:family="paragraph">
      <style:paragraph-properties fo:widows="0" fo:orphans="0"/>
      <style:text-properties fo:text-transform="uppercase" fo:font-size="10pt" style:font-size-asian="10pt" style:font-size-complex="10pt"/>
    </style:style>
    <style:style style:name="TableCell145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46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47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48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49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50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51" style:family="table-cell">
      <style:table-cell-properties fo:border-top="0.0104in solid #C0C0C0" fo:border-left="0.0104in solid #000000" fo:border-bottom="0.0104in solid #C0C0C0" fo:border-right="0.0069in solid #000000" style:writing-mode="lr-tb" fo:padding-top="0in" fo:padding-left="0.0486in" fo:padding-bottom="0in" fo:padding-right="0.0486in"/>
    </style:style>
    <style:style style:name="P152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53" style:family="table-cell">
      <style:table-cell-properties fo:border-top="0.0104in solid #C0C0C0" fo:border-left="0.0104in solid #000000" fo:border-bottom="0.0104in solid #C0C0C0" fo:border-right="0.0069in solid #000000" style:writing-mode="lr-tb" fo:padding-top="0in" fo:padding-left="0.0486in" fo:padding-bottom="0in" fo:padding-right="0.0486in"/>
    </style:style>
    <style:style style:name="P154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Row155" style:family="table-row">
      <style:table-row-properties style:min-row-height="0.277in" style:use-optimal-row-height="false"/>
    </style:style>
    <style:style style:name="TableCell156" style:family="table-cell">
      <style:table-cell-properties fo:border-top="0.0104in solid #C0C0C0" fo:border-left="0.0069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57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58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59" style:parent-style-name="Standard" style:family="paragraph">
      <style:paragraph-properties fo:widows="0" fo:orphans="0"/>
      <style:text-properties fo:text-transform="uppercase" fo:font-size="10pt" style:font-size-asian="10pt" style:font-size-complex="10pt"/>
    </style:style>
    <style:style style:name="TableCell160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61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62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63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64" style:family="table-cell">
      <style:table-cell-properties fo:border-top="0.0104in solid #C0C0C0" fo:border-left="0.0104in solid #000000" fo:border-bottom="0.0104in solid #C0C0C0" fo:border-right="0.0104in solid #000000" style:writing-mode="lr-tb" fo:padding-top="0in" fo:padding-left="0.0486in" fo:padding-bottom="0in" fo:padding-right="0.0486in"/>
    </style:style>
    <style:style style:name="P165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66" style:family="table-cell">
      <style:table-cell-properties fo:border-top="0.0104in solid #C0C0C0" fo:border-left="0.0104in solid #000000" fo:border-bottom="0.0104in solid #C0C0C0" fo:border-right="0.0069in solid #000000" style:writing-mode="lr-tb" fo:padding-top="0in" fo:padding-left="0.0486in" fo:padding-bottom="0in" fo:padding-right="0.0486in"/>
    </style:style>
    <style:style style:name="P167" style:parent-style-name="Standard" style:family="paragraph">
      <style:paragraph-properties fo:widows="0" fo:orphans="0"/>
      <style:text-properties fo:font-size="10pt" style:font-size-asian="10pt" style:font-size-complex="10pt"/>
    </style:style>
    <style:style style:name="TableCell168" style:family="table-cell">
      <style:table-cell-properties fo:border-top="0.0104in solid #C0C0C0" fo:border-left="0.0104in solid #000000" fo:border-bottom="0.0104in solid #C0C0C0" fo:border-right="0.0069in solid #000000" style:writing-mode="lr-tb" fo:padding-top="0in" fo:padding-left="0.0486in" fo:padding-bottom="0in" fo:padding-right="0.0486in"/>
    </style:style>
    <style:style style:name="P169" style:parent-style-name="Standard" style:family="paragraph">
      <style:paragraph-properties fo:widows="0" fo:orphans="0"/>
      <style:text-properties fo:font-size="10pt" style:font-size-asian="10pt" style:font-size-complex="10pt"/>
    </style:style>
  </office:automatic-styles>
  <office:body>
    <office:text text:use-soft-page-breaks="true">
      <text:p text:style-name="P1">Besprechungsprotokoll</text:p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 table:number-columns-spanned="4">
            <text:p text:style-name="P30">Veranstaltung:</text:p>
          </table:table-cell>
          <table:covered-table-cell/>
          <table:covered-table-cell/>
          <table:covered-table-cell/>
          <table:table-cell table:style-name="TableCell31" table:number-columns-spanned="4">
            <text:p text:style-name="P32">Besprechung 3</text:p>
          </table:table-cell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4">
            <text:p text:style-name="P35">Datum:</text:p>
          </table:table-cell>
          <table:covered-table-cell/>
          <table:covered-table-cell/>
          <table:covered-table-cell/>
          <table:table-cell table:style-name="TableCell36" table:number-columns-spanned="4">
            <text:p text:style-name="P37">21.04.2022</text:p>
          </table:table-cell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4">
            <text:p text:style-name="P40">Agenda:</text:p>
          </table:table-cell>
          <table:covered-table-cell/>
          <table:covered-table-cell/>
          <table:covered-table-cell/>
          <table:table-cell table:style-name="TableCell41" table:number-columns-spanned="4">
            <text:p text:style-name="P42">Erste Aufgabeneinteilung</text:p>
          </table:table-cell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4">
            <text:p text:style-name="P45">ProtokollantIn:</text:p>
          </table:table-cell>
          <table:covered-table-cell/>
          <table:covered-table-cell/>
          <table:covered-table-cell/>
          <table:table-cell table:style-name="TableCell46" table:number-columns-spanned="4">
            <text:p text:style-name="P47">Christian Vollenweider</text:p>
          </table:table-cell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4">
            <text:p text:style-name="P50">Qualitätssicherung:</text:p>
          </table:table-cell>
          <table:covered-table-cell/>
          <table:covered-table-cell/>
          <table:covered-table-cell/>
          <table:table-cell table:style-name="TableCell51" table:number-columns-spanned="4">
            <text:p text:style-name="P52">Leon Enzenberger</text:p>
          </table:table-cell>
          <table:covered-table-cell/>
          <table:covered-table-cell/>
          <table:covered-table-cell/>
        </table:table-row>
        <table:table-row table:style-name="TableRow53">
          <table:table-cell table:style-name="TableCell54" table:number-columns-spanned="4">
            <text:p text:style-name="P55">Verteiler:</text:p>
          </table:table-cell>
          <table:covered-table-cell/>
          <table:covered-table-cell/>
          <table:covered-table-cell/>
          <table:table-cell table:style-name="TableCell56" table:number-columns-spanned="4">
            <text:p text:style-name="P57">Teilnehmer</text:p>
          </table:table-cell>
          <table:covered-table-cell/>
          <table:covered-table-cell/>
          <table:covered-table-cell/>
        </table:table-row>
        <table:table-row table:style-name="TableRow58">
          <table:table-cell table:style-name="TableCell59" table:number-columns-spanned="4">
            <text:p text:style-name="P60"/>
          </table:table-cell>
          <table:covered-table-cell/>
          <table:covered-table-cell/>
          <table:covered-table-cell/>
          <table:table-cell table:style-name="TableCell61" table:number-columns-spanned="3">
            <text:p text:style-name="P62"/>
          </table:table-cell>
          <table:covered-table-cell/>
          <table:covered-table-cell/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Nr.</text:p>
          </table:table-cell>
          <table:table-cell table:style-name="TableCell68">
            <text:p text:style-name="P69">Art</text:p>
          </table:table-cell>
          <table:table-cell table:style-name="TableCell70">
            <text:p text:style-name="P71">Betroffen</text:p>
          </table:table-cell>
          <table:table-cell table:style-name="TableCell72" table:number-columns-spanned="2">
            <text:p text:style-name="P73">Stichwort</text:p>
          </table:table-cell>
          <table:covered-table-cell/>
          <table:table-cell table:style-name="TableCell74">
            <text:p text:style-name="P75">Beschreibung</text:p>
          </table:table-cell>
          <table:table-cell table:style-name="TableCell76">
            <text:p text:style-name="P77">Termin</text:p>
          </table:table-cell>
          <table:table-cell table:style-name="TableCell78">
            <text:p text:style-name="P79">Erledigt</text:p>
          </table:table-cell>
        </table:table-row>
        <table:table-row table:style-name="TableRow80">
          <table:table-cell table:style-name="TableCell81">
            <text:p text:style-name="P82">1</text:p>
          </table:table-cell>
          <table:table-cell table:style-name="TableCell83">
            <text:p text:style-name="P84">B</text:p>
          </table:table-cell>
          <table:table-cell table:style-name="TableCell85">
            <text:p text:style-name="P86">Alle</text:p>
          </table:table-cell>
          <table:table-cell table:style-name="TableCell87" table:number-columns-spanned="2">
            <text:p text:style-name="P88">Spotify</text:p>
          </table:table-cell>
          <table:covered-table-cell/>
          <table:table-cell table:style-name="TableCell89">
            <text:p text:style-name="P90">Gegen Spotify API entschieden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2</text:p>
          </table:table-cell>
          <table:table-cell table:style-name="TableCell98">
            <text:p text:style-name="P99">B</text:p>
          </table:table-cell>
          <table:table-cell table:style-name="TableCell100">
            <text:p text:style-name="P101">Alle</text:p>
          </table:table-cell>
          <table:table-cell table:style-name="TableCell102" table:number-columns-spanned="2">
            <text:p text:style-name="P103">Figma /<text:line-break/>Protoyp</text:p>
          </table:table-cell>
          <table:covered-table-cell/>
          <table:table-cell table:style-name="TableCell104">
            <text:p text:style-name="P105">Unabhängige Funktionen aufgeschrieben<text:s/></text:p>
          </table:table-cell>
          <table:table-cell table:style-name="TableCell106">
            <text:p text:style-name="P107">27.04.2022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3</text:p>
          </table:table-cell>
          <table:table-cell table:style-name="TableCell113">
            <text:p text:style-name="P114">B</text:p>
          </table:table-cell>
          <table:table-cell table:style-name="TableCell115">
            <text:p text:style-name="P116">Alle</text:p>
          </table:table-cell>
          <table:table-cell table:style-name="TableCell117" table:number-columns-spanned="2">
            <text:p text:style-name="P118">Github TODO</text:p>
          </table:table-cell>
          <table:covered-table-cell/>
          <table:table-cell table:style-name="TableCell119">
            <text:p text:style-name="P120">TODO, Issue, in Progress Listen erstellt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4</text:p>
          </table:table-cell>
          <table:table-cell table:style-name="TableCell128">
            <text:p text:style-name="P129">A</text:p>
          </table:table-cell>
          <table:table-cell table:style-name="TableCell130">
            <text:p text:style-name="P131">Alle</text:p>
          </table:table-cell>
          <table:table-cell table:style-name="TableCell132" table:number-columns-spanned="2">
            <text:p text:style-name="P133">Aufgabenverteilung<text:s/></text:p>
          </table:table-cell>
          <table:covered-table-cell/>
          <table:table-cell table:style-name="TableCell134">
            <text:p text:style-name="P135">Ausgewählte Aufgaben bis zur nächsten Besprechung<text:s/>anfangen / erledigen<text:s/></text:p>
          </table:table-cell>
          <table:table-cell table:style-name="TableCell136">
            <text:p text:style-name="P137">27.04.2022</text:p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 table:number-columns-spanned="2">
            <text:p text:style-name="P148"/>
          </table:table-cell>
          <table:covered-table-cell/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 table:number-columns-spanned="2">
            <text:p text:style-name="P163"/>
          </table:table-cell>
          <table:covered-table-cell/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</table:table>
      <text:p text:style-name="Standard"/>
      <text:p text:style-name="Standard">- gegen spotify api entschieden<text:s/></text:p>
      <text:p text:style-name="Standard">(implementierung könnte zu viel zeit in anspruch nehmen)</text:p>
      <text:p text:style-name="Standard"/>
      <text:p text:style-name="Standard">- figma board - "unabhängige" funktionen aufgeschrieben<text:s/></text:p>
      <text:p text:style-name="Standard"><text:s text:c="8"/>&gt;https://www.figma.com/file/QrKyaBrHyg8jWUTHKjy1w9/Agenda-%2F-Paperprototyp?node-id=0%3A1</text:p>
      <text:p text:style-name="Standard"/>
      <text:p text:style-name="Standard">- in github TODO / issue / in progress liste, <text:s/>erstellt und eingeteilt<text:s/></text:p>
      <text:p text:style-name="Standard"><text:s text:c="8"/>&gt;https://github.com/MMAudioVideo/simple-dj/projects/1</text:p>
      <text:p text:style-name="Standard"/>
      <text:p text:style-name="Standard"/>
      <text:p text:style-name="Standard">- zum nächstes treffen am mittwoch zur übung<text:s/></text:p>
      <text:p text:style-name="Standard"><text:s text:c="7"/>&gt;zumindest anfagen mit zugeteilter aufgabe</text:p>
      <text:p text:style-name="Standard"><text:s text:c="7"/>&gt;aktuellen stand besprechen / neue aufgaben verteil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1972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2083in"/>
      <style:text-properties fo:font-weight="bold" style:font-weight-asian="bold" style:font-weight-complex="bold" style:letter-kerning="true" fo:font-size="14pt" style:font-size-asian="14pt" style:font-size-complex="14pt" fo:hyphenate="true"/>
    </style:style>
    <style:style style:name="Überschrift2" style:display-name="Überschrift 2" style:family="paragraph" style:parent-style-name="Überschrift1" style:next-style-name="Standard" style:default-outline-level="2">
      <style:text-properties fo:font-size="12pt" style:font-size-asian="12pt" style:font-size-complex="12pt" fo:hyphenate="true"/>
    </style:style>
    <style:style style:name="Überschrift3" style:display-name="Überschrift 3" style:family="paragraph" style:parent-style-name="Überschrift2" style:next-style-name="Standard" style:default-outline-level="3">
      <style:text-properties fo:font-size="11pt" style:font-size-asian="11pt" style:font-size-complex="11pt" fo:hyphenate="true"/>
    </style:style>
    <style:style style:name="Überschrift4" style:display-name="Überschrift 4" style:family="paragraph" style:parent-style-name="Überschrift3" style:next-style-name="Standard" style:default-outline-level="4">
      <style:text-properties fo:font-size="10pt" style:font-size-asian="10pt" style:font-size-complex="10pt" fo:hyphenate="true"/>
    </style:style>
    <style:style style:name="Überschrift5" style:display-name="Überschrift 5" style:family="paragraph" style:parent-style-name="Überschrift4" style:next-style-name="Standard" style:default-outline-level="5">
      <style:text-properties fo:hyphenate="true"/>
    </style:style>
    <style:style style:name="Überschrift6" style:display-name="Überschrift 6" style:family="paragraph" style:parent-style-name="Überschrift5" style:next-style-name="Standard" style:default-outline-level="6">
      <style:text-properties fo:hyphenate="true"/>
    </style:style>
    <style:style style:name="Überschrift7" style:display-name="Überschrift 7" style:family="paragraph" style:parent-style-name="Überschrift6" style:next-style-name="Standard" style:default-outline-level="7">
      <style:text-properties fo:font-weight="normal" style:font-weight-asian="normal" style:font-weight-complex="normal" fo:hyphenate="true"/>
    </style:style>
    <style:style style:name="Überschrift8" style:display-name="Überschrift 8" style:family="paragraph" style:parent-style-name="Überschrift7" style:next-style-name="Standard" style:default-outline-level="8">
      <style:text-properties fo:font-weight="bold" style:font-weight-asian="bold" style:font-weight-complex="bold" fo:hyphenate="true"/>
    </style:style>
    <style:style style:name="Überschrift9" style:display-name="Überschrift 9" style:family="paragraph" style:parent-style-name="Überschrift8" style:next-style-name="Standard" style:default-outline-level="9">
      <style:paragraph-properties>
        <style:tab-stops>
          <style:tab-stop style:type="left" style:position="-0.3409in"/>
        </style:tab-stops>
      </style:paragraph-properties>
      <style:text-properties fo:font-weight="normal" style:font-weight-asian="normal" style:font-weight-complex="normal" fo:hyphenate="true"/>
    </style:style>
    <style:style style:name="Standard" style:display-name="Standard" style:family="paragraph">
      <style:paragraph-properties fo:widows="2" fo:orphans="2" fo:margin-top="0.0833in" fo:margin-bottom="0.0416in"/>
      <style:text-properties style:font-name="Arial" style:font-name-asian="Arial" style:font-name-complex="Arial" fo:font-size="11pt" style:font-size-asian="11pt" style:font-size-complex="11pt" fo:hyphenate="tru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list-level-style-number>
      <text:list-level-style-number text:level="3" style:num-format="1" text:display-levels="3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list-level-style-number>
      <text:list-level-style-number text:level="4" style:num-format="1" text:display-levels="4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list-level-style-number>
      <text:list-level-style-number text:level="5" style:num-format="1" text:display-levels="5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list-level-style-number>
      <text:list-level-style-number text:level="6" style:num-format="1" text:display-levels="6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list-level-style-number>
      <text:list-level-style-number text:level="7" style:num-format="1" text:display-levels="7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list-level-style-number>
      <text:list-level-style-number text:level="8" style:num-format="1" text:display-levels="8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list-level-style-number>
      <text:list-level-style-number text:level="9" style:num-format="1" text:display-levels="9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true"/>
    </style:style>
    <style:style style:name="Liste" style:display-name="Liste" style:family="paragraph" style:parent-style-name="Textbody">
      <style:text-properties style:font-name-complex="FreeSans" fo:font-size="12pt" style:font-size-asian="12pt" fo:hyphenate="true"/>
    </style:style>
    <style:style style:name="Beschriftung" style:display-name="Beschriftung" style:family="paragraph" style:parent-style-name="Standard">
      <style:paragraph-properties text:number-lines="false" fo:margin-bottom="0.0833in"/>
      <style:text-properties style:font-name-complex="FreeSans" fo:font-style="italic" style:font-style-asian="italic" style:font-style-complex="italic" fo:font-size="12pt" style:font-size-asian="12pt" style:font-size-complex="12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true"/>
    </style:style>
    <style:style style:name="HeaderandFooter" style:display-name="Header and Footer" style:family="paragraph" style:parent-style-name="Standard">
      <style:text-properties fo:hyphenate="tru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Seitenzahl" style:display-name="Seitenzahl" style:family="text" style:parent-style-name="Absatz-Standardschriftart"/>
    <style:style style:name="ListLabel1" style:display-name="ListLabel 1" style:family="text">
      <style:text-properties style:font-name="Times New Roman" style:font-name-asian="Times New Roman" style:font-name-complex="Times New Roman"/>
    </style:style>
    <style:style style:name="ListLabel2" style:display-name="ListLabel 2" style:family="text">
      <style:text-properties style:font-name="Times New Roman" style:font-name-asian="Times New Roman" style:font-name-complex="Times New Roman"/>
    </style:style>
    <style:style style:name="ListLabel3" style:display-name="ListLabel 3" style:family="text">
      <style:text-properties style:font-name="Times New Roman" style:font-name-asian="Times New Roman" style:font-name-complex="Times New Roman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bullet text:level="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bullet text:level="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list-level-style-number>
      <text:list-level-style-number text:level="3" style:num-format="1" text:display-levels="3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list-level-style-number>
      <text:list-level-style-number text:level="4" style:num-format="1" text:display-levels="4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list-level-style-number>
      <text:list-level-style-number text:level="5" style:num-format="1" text:display-levels="5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list-level-style-number>
      <text:list-level-style-number text:level="6" style:num-format="1" text:display-levels="6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list-level-style-number>
      <text:list-level-style-number text:level="7" style:num-format="1" text:display-levels="7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list-level-style-number>
      <text:list-level-style-number text:level="8" style:num-format="1" text:display-levels="8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list-level-style-number>
      <text:list-level-style-number text:level="9" style:num-format="1" text:display-levels="9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list-level-style-number>
    </text:list-style>
    <text:list-style style:name="WWNum12" style:display-name="WWNum12">
      <text:list-level-style-bullet text:level="1" text:bullet-char="?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Times New Roman"/>
    </style:style>
    <text:list-style style:name="WWNum13" style:display-name="WWNum13">
      <text:list-level-style-number text:level="1" text:style-name="WW_CharLFO15LVL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Times New Roman"/>
    </style:style>
    <text:list-style style:name="WWNum14" style:display-name="WWNum14">
      <text:list-level-style-number text:level="1" text:style-name="WW_CharLFO16LVL1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Times New Roman"/>
    </style:style>
    <text:list-style style:name="WWNum15" style:display-name="WWNum15">
      <text:list-level-style-number text:level="1" text:style-name="WW_CharLFO17LVL1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62in" text:min-label-width="0.125in" text:list-level-position-and-space-mode="label-alignment">
          <style:list-level-label-alignment text:label-followed-by="listtab" fo:margin-left="1.5312in" fo:text-indent="-0.125in"/>
        </style:list-level-properties>
      </text:list-level-style-number>
      <text:list-level-style-number text:level="4" style:num-suffix="." style:num-format="1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62in" text:min-label-width="0.125in" text:list-level-position-and-space-mode="label-alignment">
          <style:list-level-label-alignment text:label-followed-by="listtab" fo:margin-left="3.0312in" fo:text-indent="-0.125in"/>
        </style:list-level-properties>
      </text:list-level-style-number>
      <text:list-level-style-number text:level="7" style:num-suffix="." style:num-format="1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62in" text:min-label-width="0.125in" text:list-level-position-and-space-mode="label-alignment">
          <style:list-level-label-alignment text:label-followed-by="listtab" fo:margin-left="4.5312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bullet text:level="1" text:bullet-char="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0" style:display-name="WWNum20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bullet>
      <text:list-level-style-bullet text:level="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</text:list-level-style-bullet>
      <text:list-level-style-bullet text:level="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bullet>
      <text:list-level-style-bullet text:level="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bullet>
      <text:list-level-style-bullet text:level="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</text:list-level-style-bullet>
      <text:list-level-style-bullet text:level="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bullet>
      <text:list-level-style-bullet text:level="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bullet>
      <text:list-level-style-bullet text:level="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</text:list-level-style-bullet>
    </text:list-style>
    <text:list-style style:name="WWNum21" style:display-name="WWNum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3" style:display-name="WWNum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6" style:display-name="WWNum26">
      <text:list-level-style-bullet text:level="1" text:bullet-char="">
        <style:list-level-properties text:space-before="0.3944in" text:min-label-width="0.1972in" text:list-level-position-and-space-mode="label-alignment">
          <style:list-level-label-alignment text:label-followed-by="listtab" fo:margin-left="0.5916in" fo:text-indent="-0.1972in"/>
        </style:list-level-properties>
      </text:list-level-style-bullet>
      <text:list-level-style-number text:level="2" style:num-suffix="." style:num-format="a" style:num-letter-sync="true">
        <style:list-level-properties text:space-before="0.8944in" text:min-label-width="0.25in" text:list-level-position-and-space-mode="label-alignment">
          <style:list-level-label-alignment text:label-followed-by="listtab" fo:margin-left="1.14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94in" text:min-label-width="0.125in" text:list-level-position-and-space-mode="label-alignment">
          <style:list-level-label-alignment text:label-followed-by="listtab" fo:margin-left="1.6444in" fo:text-indent="-0.125in"/>
        </style:list-level-properties>
      </text:list-level-style-number>
      <text:list-level-style-number text:level="4" style:num-suffix="." style:num-format="1">
        <style:list-level-properties text:space-before="1.8944in" text:min-label-width="0.25in" text:list-level-position-and-space-mode="label-alignment">
          <style:list-level-label-alignment text:label-followed-by="listtab" fo:margin-left="2.144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44in" text:min-label-width="0.25in" text:list-level-position-and-space-mode="label-alignment">
          <style:list-level-label-alignment text:label-followed-by="listtab" fo:margin-left="2.644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94in" text:min-label-width="0.125in" text:list-level-position-and-space-mode="label-alignment">
          <style:list-level-label-alignment text:label-followed-by="listtab" fo:margin-left="3.1444in" fo:text-indent="-0.125in"/>
        </style:list-level-properties>
      </text:list-level-style-number>
      <text:list-level-style-number text:level="7" style:num-suffix="." style:num-format="1">
        <style:list-level-properties text:space-before="3.3944in" text:min-label-width="0.25in" text:list-level-position-and-space-mode="label-alignment">
          <style:list-level-label-alignment text:label-followed-by="listtab" fo:margin-left="3.644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44in" text:min-label-width="0.25in" text:list-level-position-and-space-mode="label-alignment">
          <style:list-level-label-alignment text:label-followed-by="listtab" fo:margin-left="4.144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94in" text:min-label-width="0.125in" text:list-level-position-and-space-mode="label-alignment">
          <style:list-level-label-alignment text:label-followed-by="listtab" fo:margin-left="4.6444in" fo:text-indent="-0.125in"/>
        </style:list-level-properties>
      </text:list-level-style-number>
    </text:list-style>
    <text:list-style style:name="WWNum27" style:display-name="WWNum27">
      <text:list-level-style-bullet text:level="1" text:bullet-char="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8" style:display-name="WWNum28">
      <text:list-level-style-bullet text:level="1" text:bullet-char="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9" style:display-name="WWNum29">
      <text:list-level-style-bullet text:level="1" text:bullet-char="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0" style:display-name="WWNum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1" style:display-name="WWNum31">
      <text:list-level-style-bullet text:level="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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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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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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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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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2" style:num-format="1" text:display-levels="2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outline-level-style>
      <text:outline-level-style text:level="3" style:num-format="1" text:display-levels="3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outline-level-style>
      <text:outline-level-style text:level="4" style:num-format="1" text:display-levels="4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outline-level-style>
      <text:outline-level-style text:level="5" style:num-format="1" text:display-levels="5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outline-level-style>
      <text:outline-level-style text:level="6" style:num-format="1" text:display-levels="6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outline-level-style>
      <text:outline-level-style text:level="7" style:num-format="1" text:display-levels="7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outline-level-style>
      <text:outline-level-style text:level="8" style:num-format="1" text:display-levels="8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outline-level-style>
      <text:outline-level-style text:level="9" style:num-format="1" text:display-levels="9">
        <style:list-level-properties text:space-before="0.0993in" text:min-label-width="0.4916in" text:list-level-position-and-space-mode="label-alignment">
          <style:list-level-label-alignment text:label-followed-by="listtab" fo:margin-left="0.5909in" fo:text-indent="-0.4916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9847in" fo:margin-bottom="0.197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1965in"/>
      </style:footer-style>
    </style:page-layout>
    <style:style style:name="P2" style:parent-style-name="Kopfzeile" style:family="paragraph">
      <style:paragraph-properties fo:text-align="end"/>
    </style:style>
    <style:style style:name="P3" style:parent-style-name="Standard" style:family="paragraph">
      <style:paragraph-properties fo:margin-bottom="0in">
        <style:tab-stops>
          <style:tab-stop style:type="left" style:position="6.1034in"/>
        </style:tab-stops>
      </style:paragraph-properties>
    </style:style>
    <style:style style:name="T4" style:parent-style-name="Absatz-Standardschriftart" style:family="text">
      <style:text-properties style:font-weight-complex="bold" fo:font-size="8pt" style:font-size-asian="8pt"/>
    </style:style>
    <style:style style:name="T5" style:parent-style-name="Absatz-Standardschriftart" style:family="text">
      <style:text-properties fo:font-weight="bold" style:font-weight-asian="bold" style:font-weight-complex="bold" fo:font-size="8pt" style:font-size-asian="8pt"/>
    </style:style>
    <style:style style:name="T6" style:parent-style-name="Absatz-Standardschriftart" style:family="text">
      <style:text-properties style:font-weight-complex="bold" fo:font-size="8pt" style:font-size-asian="8pt"/>
    </style:style>
    <style:style style:name="T7" style:parent-style-name="Absatz-Standardschriftart" style:family="text">
      <style:text-properties fo:font-size="8pt" style:font-size-asian="8pt"/>
    </style:style>
    <style:style style:name="T8" style:parent-style-name="Absatz-Standardschriftart" style:family="text">
      <style:text-properties fo:font-weight="bold" style:font-weight-asian="bold" style:font-weight-complex="bold" fo:font-size="8pt" style:font-size-asian="8pt"/>
    </style:style>
    <style:style style:name="T9" style:parent-style-name="Absatz-Standardschriftart" style:family="text">
      <style:text-properties style:font-weight-complex="bold" fo:font-size="8pt" style:font-size-asian="8pt"/>
    </style:style>
    <style:style style:name="T10" style:parent-style-name="Absatz-Standardschriftart" style:family="text">
      <style:text-properties fo:font-size="8pt" style:font-size-asian="8pt"/>
    </style:style>
    <style:style style:name="T11" style:parent-style-name="Absatz-Standardschriftart" style:family="text">
      <style:text-properties fo:font-weight="bold" style:font-weight-asian="bold" style:font-weight-complex="bold" fo:font-size="8pt" style:font-size-asian="8pt"/>
    </style:style>
    <style:style style:name="T12" style:parent-style-name="Absatz-Standardschriftart" style:family="text">
      <style:text-properties style:font-weight-complex="bold" fo:font-size="8pt" style:font-size-asian="8pt"/>
    </style:style>
    <style:style style:name="T13" style:parent-style-name="Absatz-Standardschriftart" style:family="text">
      <style:text-properties fo:font-size="8pt" style:font-size-asian="8pt"/>
    </style:style>
    <style:style style:name="T14" style:parent-style-name="Absatz-Standardschriftart" style:family="text">
      <style:text-properties fo:font-weight="bold" style:font-weight-asian="bold" style:font-weight-complex="bold" fo:font-size="8pt" style:font-size-asian="8pt"/>
    </style:style>
    <style:style style:name="T15" style:parent-style-name="Absatz-Standardschriftart" style:family="text">
      <style:text-properties style:font-weight-complex="bold" fo:font-size="8pt" style:font-size-asian="8pt"/>
    </style:style>
    <style:style style:name="T16" style:parent-style-name="Absatz-Standardschriftart" style:family="text">
      <style:text-properties fo:font-size="8pt" style:font-size-asian="8pt"/>
    </style:style>
    <style:style style:name="P17" style:parent-style-name="Standard" style:family="paragraph">
      <style:paragraph-properties fo:margin-bottom="0in">
        <style:tab-stops>
          <style:tab-stop style:type="left" style:position="6.1034in"/>
        </style:tab-stops>
      </style:paragraph-properties>
      <style:text-properties fo:font-size="8pt" style:font-size-asian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Legende: [</text:span><text:span text:style-name="T5">A</text:span><text:span text:style-name="T6">]</text:span><text:span text:style-name="T7">ufforderung, [</text:span><text:span text:style-name="T8">B</text:span><text:span text:style-name="T9">]</text:span><text:span text:style-name="T10">eschluß, [</text:span><text:span text:style-name="T11">E</text:span><text:span text:style-name="T12">]</text:span><text:span text:style-name="T13">mpfehlung, [</text:span><text:span text:style-name="T14">F</text:span><text:span text:style-name="T15">]</text:span><text:span text:style-name="T16">eststellung</text:span></text:p>
        <text:p text:style-name="P17">Upload-Format: Besprechung_YYYY.MM.DD.pdf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subject>Besprechungsprotokoll</dc:subject>
    <dc:creator>Christian Vollenweider</dc:creator>
    <meta:creation-date>2022-04-22T17:49:00Z</meta:creation-date>
    <dc:date>2022-04-22T19:01:00Z</dc:date>
    <meta:print-date>1999-07-23T11:11:00Z</meta:print-date>
    <meta:template xlink:href="Normal.dotm" xlink:type="simple"/>
    <meta:editing-cycles>3</meta:editing-cycles>
    <meta:editing-duration>PT0S</meta:editing-duration>
    <meta:user-defined meta:name="AppVersion">16.0000</meta:user-defined>
    <meta:user-defined meta:name="Company">Ontonym GmbH</meta:user-defined>
    <meta:document-statistic meta:page-count="1" meta:paragraph-count="2" meta:word-count="155" meta:character-count="1130" meta:row-count="8" meta:non-whitespace-character-count="977"/>
  </office:meta>
</office:document-meta>
</file>